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
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
</text:p>
          </table:table-cell>
          <table:table-cell table:style-name="ce0" office:value-type="string">
            <text:p>Knight Commander Gaora
"You, there!"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2T17:56:45+02:00</meta:creation-date>
    <dc:date>2019-10-12T17:56:4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